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start" style:justify-single-word="false"/>
      <style:text-properties fo:font-size="12pt" fo:font-weight="normal" officeooo:rsid="0003f4c6" officeooo:paragraph-rsid="0004965c" style:font-size-asian="10.5pt" style:font-weight-asian="normal" style:font-size-complex="12pt" style:font-weight-complex="normal"/>
    </style:style>
    <style:style style:name="P2" style:family="paragraph" style:parent-style-name="Standard" style:list-style-name="L4">
      <style:paragraph-properties fo:text-align="start" style:justify-single-word="false"/>
      <style:text-properties officeooo:paragraph-rsid="0004965c"/>
    </style:style>
    <style:style style:name="P3" style:family="paragraph" style:parent-style-name="Standard" style:list-style-name="L7">
      <style:paragraph-properties fo:text-align="start" style:justify-single-word="false"/>
      <style:text-properties officeooo:paragraph-rsid="0007f121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39913" officeooo:paragraph-rsid="00039913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rsid="00039913" officeooo:paragraph-rsid="0003991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39913" officeooo:paragraph-rsid="00039913" style:font-size-asian="14pt" style:font-weight-asian="bold" style:font-size-complex="14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bold" officeooo:rsid="00039913" officeooo:paragraph-rsid="0004965c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rsid="0004965c" officeooo:paragraph-rsid="0004965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04965c" officeooo:paragraph-rsid="0004965c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rsid="00067ba6" officeooo:paragraph-rsid="00067ba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f4c6" officeooo:paragraph-rsid="0003f4c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f4c6" officeooo:paragraph-rsid="0004965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9913" officeooo:paragraph-rsid="0004965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4965c" officeooo:paragraph-rsid="0004965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4965c" officeooo:paragraph-rsid="00067ba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67ba6" officeooo:paragraph-rsid="00067ba6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erif" officeooo:paragraph-rsid="0004965c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067ba6" officeooo:paragraph-rsid="00067ba6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Liberation Serif" officeooo:rsid="0007f121" officeooo:paragraph-rsid="0007f121"/>
    </style:style>
    <style:style style:name="P20" style:family="paragraph" style:parent-style-name="Standard" style:list-style-name="L7">
      <style:paragraph-properties fo:text-align="start" style:justify-single-word="false"/>
      <style:text-properties officeooo:rsid="0007f121" officeooo:paragraph-rsid="0007f121"/>
    </style:style>
    <style:style style:name="T1" style:family="text">
      <style:text-properties fo:font-size="12pt" fo:font-weight="normal" officeooo:rsid="0003f4c6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4017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4965c" style:font-size-asian="10.5pt" style:font-weight-asian="normal" style:font-size-complex="12pt" style:font-weight-complex="normal"/>
    </style:style>
    <style:style style:name="T4" style:family="text">
      <style:text-properties fo:font-size="12pt" fo:font-weight="bold" officeooo:rsid="00040178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03f4c6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04965c" style:font-size-asian="10.5pt" style:font-weight-asian="bold" style:font-size-complex="12pt" style:font-weight-complex="bold"/>
    </style:style>
    <style:style style:name="T7" style:family="text">
      <style:text-properties fo:font-size="12pt" fo:font-style="normal" fo:font-weight="bold" officeooo:rsid="0003f4c6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bold" officeooo:rsid="00040178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officeooo:rsid="0004965c" style:font-size-asian="10.5pt" style:font-size-complex="12pt"/>
    </style:style>
    <style:style style:name="T10" style:family="text">
      <style:text-properties fo:font-size="12pt" officeooo:rsid="00040178" style:font-size-asian="10.5pt" style:font-size-complex="12pt"/>
    </style:style>
    <style:style style:name="T11" style:family="text">
      <style:text-properties officeooo:rsid="0003f4c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0178" style:font-weight-asian="bold" style:font-weight-complex="bold"/>
    </style:style>
    <style:style style:name="T14" style:family="text">
      <style:text-properties fo:font-weight="bold" style:font-size-asian="10.5pt" style:font-weight-asian="bold" style:font-weight-complex="bold"/>
    </style:style>
    <style:style style:name="T15" style:family="text">
      <style:text-properties fo:font-weight="bold" officeooo:rsid="00040178" style:font-size-asian="10.5pt" style:font-weight-asian="bold" style:font-weight-complex="bold"/>
    </style:style>
    <style:style style:name="T16" style:family="text">
      <style:text-properties fo:font-weight="bold" officeooo:rsid="00067ba6" style:font-size-asian="10.5pt" style:font-weight-asian="bold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size-asian="12pt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style:font-size-asian="12pt"/>
    </style:style>
    <style:style style:name="T21" style:family="text">
      <style:text-properties style:font-name="Liberation Serif" fo:font-weight="bold" style:font-weight-asian="bold" style:font-weight-complex="bold"/>
    </style:style>
    <style:style style:name="T22" style:family="text">
      <style:text-properties style:font-name="Liberation Serif" fo:font-weight="bold" officeooo:rsid="00040178" style:font-weight-asian="bold" style:font-weight-complex="bold"/>
    </style:style>
    <style:style style:name="T23" style:family="text">
      <style:text-properties style:font-name="Liberation Serif" fo:font-weight="bold" officeooo:rsid="0007f121" style:font-weight-asian="bold" style:font-weight-complex="bold"/>
    </style:style>
    <style:style style:name="T24" style:family="text">
      <style:text-properties style:font-name="Liberation Serif" fo:font-weight="bold" style:font-size-asian="10.5pt" style:font-weight-asian="bold" style:font-weight-complex="bold"/>
    </style:style>
    <style:style style:name="T25" style:family="text">
      <style:text-properties style:font-name="Liberation Serif" fo:font-weight="bold" officeooo:rsid="00040178" style:font-size-asian="10.5pt" style:font-weight-asian="bold" style:font-weight-complex="bold"/>
    </style:style>
    <style:style style:name="T26" style:family="text">
      <style:text-properties style:font-name="Liberation Serif" fo:font-weight="bold" officeooo:rsid="00067ba6" style:font-size-asian="10.5pt" style:font-weight-asian="bold" style:font-weight-complex="bold"/>
    </style:style>
    <style:style style:name="T27" style:family="text">
      <style:text-properties style:font-name="Liberation Serif" fo:font-size="12pt" fo:font-weight="bold" officeooo:rsid="00040178" style:font-size-asian="10.5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003f4c6" style:font-size-asian="10.5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04965c" style:font-size-asian="10.5pt" style:font-weight-asian="bold" style:font-size-complex="12pt" style:font-weight-complex="bold"/>
    </style:style>
    <style:style style:name="T30" style:family="text">
      <style:text-properties style:font-name="Liberation Serif" fo:font-size="12pt" fo:font-weight="normal" officeooo:rsid="00040178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03f4c6" style:font-size-asian="10.5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04965c" style:font-size-asian="10.5pt" style:font-weight-asian="normal" style:font-size-complex="12pt" style:font-weight-complex="normal"/>
    </style:style>
    <style:style style:name="T33" style:family="text">
      <style:text-properties style:font-name="Liberation Serif" fo:font-size="12pt" officeooo:rsid="0004965c" style:font-size-asian="10.5pt" style:font-size-complex="12pt"/>
    </style:style>
    <style:style style:name="T34" style:family="text">
      <style:text-properties style:font-name="Liberation Serif" fo:font-size="12pt" officeooo:rsid="00040178" style:font-size-asian="10.5pt" style:font-size-complex="12pt"/>
    </style:style>
    <style:style style:name="T35" style:family="text">
      <style:text-properties style:font-name="Liberation Serif" officeooo:rsid="00040178" style:font-size-asian="10.5pt"/>
    </style:style>
    <style:style style:name="T36" style:family="text">
      <style:text-properties style:font-name="Liberation Serif" officeooo:rsid="0007f121"/>
    </style:style>
    <style:style style:name="T37" style:family="text">
      <style:text-properties officeooo:rsid="00067ba6"/>
    </style:style>
    <style:style style:name="T38" style:family="text">
      <style:text-properties officeooo:rsid="00040178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frican Payment Network</text:p>
      <text:p text:style-name="P4"/>
      <text:p text:style-name="P4"/>
      <text:p text:style-name="P11">in order to deploy a network of Santim nodes you have to follow these steps :</text:p>
      <text:p text:style-name="P11"/>
      <text:list xml:id="list150679573" text:style-name="L1">
        <text:list-item>
          <text:p text:style-name="P5">Deploy a <text:span text:style-name="T11">Seed Node</text:span></text:p>
        </text:list-item>
      </text:list>
      <text:p text:style-name="P6"/>
      <text:p text:style-name="P13"><text:span text:style-name="T11">the network requires a seed</text:span> <text:span text:style-name="T11">node and it only supports one seed node.</text:span></text:p>
      <text:p text:style-name="P12"/>
      <text:list xml:id="list2069500910" text:style-name="L4">
        <text:list-item>
          <text:p text:style-name="P17"><text:span text:style-name="T8">I</text:span><text:span text:style-name="T7">nstall nvm with :</text:span><text:span text:style-name="T1"> <text:line-break/></text:span><text:span text:style-name="T17">curl -o- https://raw.githubusercontent.com/nvm-sh/nvm/v0.35.2/install.sh | bash</text:span></text:p>
        </text:list-item>
        <text:list-item>
          <text:p text:style-name="P1"><text:span text:style-name="T22">R</text:span><text:span text:style-name="T21">un this command to install node.js 10.16.2 (other versions might not work): </text:span><text:span text:style-name="T19"><text:line-break/></text:span><text:span text:style-name="Source_20_Text"><text:span text:style-name="T20">nvm install 10.16.3</text:span></text:span></text:p>
        </text:list-item>
        <text:list-item>
          <text:p text:style-name="P2"><text:span text:style-name="Source_20_Text"><text:span text:style-name="T27">Install </text:span></text:span><text:span text:style-name="Source_20_Text"><text:span text:style-name="T22">node-gyp</text:span></text:span><text:span text:style-name="Source_20_Text"><text:span text:style-name="T27"> with these two commands:<text:line-break/></text:span></text:span><text:span text:style-name="Source_20_Text"><text:span text:style-name="T30">sudo apt update &amp;&amp; sudo apt install python2.7 make g++<text:line-break/>npm config set python python2.7</text:span></text:span></text:p>
        </text:list-item>
        <text:list-item>
          <text:p text:style-name="P2"><text:span text:style-name="Source_20_Text"><text:span text:style-name="T27">C</text:span></text:span><text:span text:style-name="Source_20_Text"><text:span text:style-name="T28">lone the </text:span></text:span><text:span text:style-name="Source_20_Text"><text:span text:style-name="T27">Santim project: </text:span></text:span><text:span text:style-name="Source_20_Text"><text:span text:style-name="T31"><text:line-break/>git clone </text:span></text:span><text:a xlink:type="simple" xlink:href="https://github.com/MaherBTA/santim" text:style-name="Internet_20_link" text:visited-style-name="Visited_20_Internet_20_Link"><text:span text:style-name="Source_20_Text"><text:span text:style-name="T31">https://github.com/MaherBTA/santim</text:span></text:span></text:a></text:p>
        </text:list-item>
        <text:list-item>
          <text:p text:style-name="P2"><text:span text:style-name="Source_20_Text"><text:span text:style-name="T27">Enter the directory:</text:span></text:span><text:span text:style-name="Source_20_Text"><text:span text:style-name="T30"> <text:line-break/>cd santim</text:span></text:span></text:p>
        </text:list-item>
        <text:list-item>
          <text:p text:style-name="P2"><text:span text:style-name="Source_20_Text"><text:span text:style-name="T27">Install the project :<text:line-break/></text:span></text:span><text:span text:style-name="Source_20_Text"><text:span text:style-name="T30">npm install</text:span></text:span></text:p>
        </text:list-item>
        <text:list-item>
          <text:p text:style-name="P2"><text:span text:style-name="Source_20_Text"><text:span text:style-name="T27">In the config.json change these parameters :<text:line-break/>"</text:span></text:span><text:span text:style-name="Source_20_Text"><text:span text:style-name="T30">seedList</text:span></text:span><text:span text:style-name="Source_20_Text"><text:span text:style-name="T27">":"</text:span></text:span><text:a xlink:type="simple" xlink:href="http://yourAddressIp:4000/api/seednodes" text:style-name="Internet_20_link" text:visited-style-name="Visited_20_Internet_20_Link"><text:span text:style-name="Source_20_Text"><text:span text:style-name="T27">http://</text:span></text:span></text:a><text:a xlink:type="simple" xlink:href="http://yourAddressIp:4000/api/seednodes" text:style-name="Internet_20_link" text:visited-style-name="Visited_20_Internet_20_Link"><text:span text:style-name="Source_20_Text"><text:span text:style-name="T29">yourAddressIp</text:span></text:span></text:a><text:a xlink:type="simple" xlink:href="http://yourAddressIp:4000/api/seednodes" text:style-name="Internet_20_link" text:visited-style-name="Visited_20_Internet_20_Link"><text:span text:style-name="Source_20_Text"><text:span text:style-name="T27">:4000/api/seednodes</text:span></text:span></text:a><text:span text:style-name="Source_20_Text"><text:span text:style-name="T27">"<text:line-break/>"</text:span></text:span><text:span text:style-name="Source_20_Text"><text:span text:style-name="T30">externalIp</text:span></text:span><text:span text:style-name="Source_20_Text"><text:span text:style-name="T27">":"</text:span></text:span><text:span text:style-name="Source_20_Text"><text:span text:style-name="T29">yourAddressIp</text:span></text:span><text:span text:style-name="Source_20_Text"><text:span text:style-name="T27">"<text:line-break/>"</text:span></text:span><text:span text:style-name="Source_20_Text"><text:span text:style-name="T30">internalIp</text:span></text:span><text:span text:style-name="Source_20_Text"><text:span text:style-name="T27">":"</text:span></text:span><text:span text:style-name="Source_20_Text"><text:span text:style-name="T29">yourAddressIp</text:span></text:span><text:span text:style-name="Source_20_Text"><text:span text:style-name="T27">"</text:span></text:span></text:p>
        </text:list-item>
        <text:list-item>
          <text:p text:style-name="P7"><text:span text:style-name="Source_20_Text"><text:span text:style-name="T33">start the seed node :<text:line-break/></text:span></text:span><text:span text:style-name="Source_20_Text"><text:span text:style-name="T32">npm start</text:span></text:span><text:span text:style-name="Source_20_Text"><text:span text:style-name="T34"><text:line-break/></text:span></text:span></text:p>
        </text:list-item>
      </text:list>
      <text:list xml:id="list204215102434484" text:continue-list="list150679573" text:style-name="L1">
        <text:list-item>
          <text:p text:style-name="P8">Deploy a Node</text:p>
        </text:list-item>
      </text:list>
      <text:p text:style-name="P9"/>
      <text:p text:style-name="P14">to deploy a node on a server you have to do the same steps as the seednode, except of the config.json, <text:span text:style-name="T37">you should have :</text:span></text:p>
      <text:p text:style-name="P15"><text:tab/><text:span text:style-name="Source_20_Text"><text:span text:style-name="T25">"</text:span></text:span><text:span text:style-name="Source_20_Text"><text:span text:style-name="T35">seedList</text:span></text:span><text:span text:style-name="Source_20_Text"><text:span text:style-name="T25">":"</text:span></text:span><text:a xlink:type="simple" xlink:href="http://yourAddressIp:4000/api/seednodes" text:style-name="Internet_20_link" text:visited-style-name="Visited_20_Internet_20_Link"><text:span text:style-name="Source_20_Text"><text:span text:style-name="T25">http://</text:span></text:span></text:a><text:a xlink:type="simple" xlink:href="http://yourAddressIp:4000/api/seednodes" text:style-name="Internet_20_link" text:visited-style-name="Visited_20_Internet_20_Link"><text:span text:style-name="Source_20_Text"><text:span text:style-name="T26">seedNodeIpAdress</text:span></text:span></text:a><text:a xlink:type="simple" xlink:href="http://yourAddressIp:4000/api/seednodes" text:style-name="Internet_20_link" text:visited-style-name="Visited_20_Internet_20_Link"><text:span text:style-name="Source_20_Text"><text:span text:style-name="T25">:4000/api/seednodes</text:span></text:span></text:a><text:span text:style-name="Source_20_Text"><text:span text:style-name="T25">"<text:line-break/><text:tab/> "</text:span></text:span><text:span text:style-name="Source_20_Text"><text:span text:style-name="T35">externalIp</text:span></text:span><text:span text:style-name="Source_20_Text"><text:span text:style-name="T25">":"</text:span></text:span><text:span text:style-name="Source_20_Text"><text:span text:style-name="T24">yourAddressIp</text:span></text:span><text:span text:style-name="Source_20_Text"><text:span text:style-name="T25">"<text:line-break/><text:tab/> "</text:span></text:span><text:span text:style-name="Source_20_Text"><text:span text:style-name="T35">internalIp</text:span></text:span><text:span text:style-name="Source_20_Text"><text:span text:style-name="T25">":"</text:span></text:span><text:span text:style-name="Source_20_Text"><text:span text:style-name="T24">yourAddressIp</text:span></text:span><text:span text:style-name="Source_20_Text"><text:span text:style-name="T25">"</text:span></text:span></text:p>
      <text:p text:style-name="P9"/>
      <text:list xml:id="list204216114562601" text:continue-numbering="true" text:style-name="L1">
        <text:list-item>
          <text:p text:style-name="P8">Open server’s ports on Azure</text:p>
        </text:list-item>
      </text:list>
      <text:p text:style-name="P9"/>
      <text:p text:style-name="P18">make sure that the port 9001 and 9005 are open for all nodes including the seed node.</text:p>
      <text:p text:style-name="P16">And the port 4000 should be open for the seed node.</text:p>
      <text:p text:style-name="P16"/>
      <text:list xml:id="list204215718892203" text:continue-numbering="true" text:style-name="L1">
        <text:list-item>
          <text:p text:style-name="P10">Use the web wallet</text:p>
        </text:list-item>
      </text:list>
      <text:p text:style-name="P18"/>
      <text:list xml:id="list2297472292" text:style-name="L7">
        <text:list-item>
          <text:p text:style-name="P20"><text:span text:style-name="T21">clone the web wallet :</text:span><text:span text:style-name="T19"> git clone </text:span><text:a xlink:type="simple" xlink:href="https://github.com/MaherBTA/web-client-vue" text:style-name="Internet_20_link" text:visited-style-name="Visited_20_Internet_20_Link"><text:span text:style-name="T19">https://github.com/MaherBTA/web-client-vue</text:span></text:a></text:p>
        </text:list-item>
        <text:list-item>
          <text:p text:style-name="P19"><text:span text:style-name="T12">install the project :</text:span> npm install</text:p>
        </text:list-item>
        <text:list-item>
          <text:p text:style-name="P3"><text:span text:style-name="T23">run the wallet :</text:span><text:span text:style-name="T36"> </text:span><text:span text:style-name="Source_20_Text"><text:span text:style-name="T19">npm run serve</text:span></text:span></text:p>
        </text:list-item>
        <text:list-item>
          <text:p text:style-name="P19"><text:span text:style-name="Source_20_Text"><text:span text:style-name="T19">one the wallet is up, go to settings and change the ip address of the seed nod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9:44:23.303183086</meta:creation-date>
    <dc:date>2020-01-05T20:42:07.875474785</dc:date>
    <meta:editing-duration>PT6M1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38" meta:character-count="1503" meta:non-whitespace-character-count="1294"/>
  </office:meta>
</office:document-meta>
</file>